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officeooo:rsid="001c4b95" officeooo:paragraph-rsid="001675f1"/>
    </style:style>
    <style:style style:name="P2" style:family="paragraph" style:parent-style-name="Standard">
      <style:text-properties fo:color="#000000" officeooo:rsid="001ecde4" officeooo:paragraph-rsid="001675f1"/>
    </style:style>
    <style:style style:name="P3" style:family="paragraph" style:parent-style-name="Standard">
      <style:text-properties fo:color="#000000" officeooo:rsid="00261673" officeooo:paragraph-rsid="001cb956"/>
    </style:style>
    <style:style style:name="P4" style:family="paragraph" style:parent-style-name="Standard">
      <style:text-properties fo:color="#000000" fo:font-style="normal" fo:font-weight="normal" officeooo:rsid="001a9370" officeooo:paragraph-rsid="00292304" style:font-style-asian="normal" style:font-weight-asian="normal" style:font-style-complex="normal" style:font-weight-complex="normal"/>
    </style:style>
    <style:style style:name="P5" style:family="paragraph" style:parent-style-name="Standard">
      <style:text-properties fo:font-style="italic" fo:font-weight="bold" officeooo:rsid="00181e81" officeooo:paragraph-rsid="00181e81" style:font-style-asian="italic" style:font-weight-asian="bold" style:font-style-complex="italic" style:font-weight-complex="bold"/>
    </style:style>
    <style:style style:name="P6" style:family="paragraph" style:parent-style-name="Standard">
      <style:text-properties fo:font-style="italic" fo:font-weight="bold" officeooo:rsid="001cb956" officeooo:paragraph-rsid="001cb956" style:font-style-asian="italic" style:font-weight-asian="bold" style:font-style-complex="italic" style:font-weight-complex="bold"/>
    </style:style>
    <style:style style:name="P7" style:family="paragraph" style:parent-style-name="Standard">
      <style:text-properties fo:font-style="italic" fo:font-weight="bold" officeooo:rsid="0020fe22" officeooo:paragraph-rsid="0020fe22" style:font-style-asian="italic" style:font-weight-asian="bold" style:font-style-complex="italic" style:font-weight-complex="bold"/>
    </style:style>
    <style:style style:name="P8" style:family="paragraph" style:parent-style-name="Standard">
      <style:text-properties officeooo:paragraph-rsid="001942d5"/>
    </style:style>
    <style:style style:name="P9" style:family="paragraph" style:parent-style-name="Standard">
      <style:text-properties officeooo:paragraph-rsid="001ddece"/>
    </style:style>
    <style:style style:name="P10" style:family="paragraph" style:parent-style-name="Standard">
      <style:text-properties officeooo:paragraph-rsid="0020fe22"/>
    </style:style>
    <style:style style:name="T1" style:family="text">
      <style:text-properties fo:color="#000000"/>
    </style:style>
    <style:style style:name="T2" style:family="text">
      <style:text-properties fo:color="#000000" officeooo:rsid="001675f1"/>
    </style:style>
    <style:style style:name="T3" style:family="text">
      <style:text-properties fo:color="#000000" officeooo:rsid="00181e81"/>
    </style:style>
    <style:style style:name="T4" style:family="text">
      <style:text-properties fo:color="#000000" officeooo:rsid="00188fea"/>
    </style:style>
    <style:style style:name="T5" style:family="text">
      <style:text-properties fo:color="#000000" officeooo:rsid="001942d5"/>
    </style:style>
    <style:style style:name="T6" style:family="text">
      <style:text-properties fo:color="#000000" fo:font-style="italic" officeooo:rsid="00181e81" style:font-style-asian="italic" style:font-style-complex="italic"/>
    </style:style>
    <style:style style:name="T7" style:family="text">
      <style:text-properties fo:color="#000000" officeooo:rsid="001a0509"/>
    </style:style>
    <style:style style:name="T8" style:family="text">
      <style:text-properties fo:color="#000000" officeooo:rsid="001ab1cc"/>
    </style:style>
    <style:style style:name="T9" style:family="text">
      <style:text-properties fo:color="#000000" officeooo:rsid="001bdc76"/>
    </style:style>
    <style:style style:name="T10" style:family="text">
      <style:text-properties fo:color="#000000" officeooo:rsid="001c2cab"/>
    </style:style>
    <style:style style:name="T11" style:family="text">
      <style:text-properties fo:color="#000000" fo:font-style="normal" fo:font-weight="normal" officeooo:rsid="001ddece" style:font-style-asian="normal" style:font-weight-asian="normal" style:font-style-complex="normal" style:font-weight-complex="normal"/>
    </style:style>
    <style:style style:name="T12" style:family="text">
      <style:text-properties fo:color="#000000" fo:font-style="normal" fo:font-weight="normal" officeooo:rsid="001e4481" style:font-style-asian="normal" style:font-weight-asian="normal" style:font-style-complex="normal" style:font-weight-complex="normal"/>
    </style:style>
    <style:style style:name="T13" style:family="text">
      <style:text-properties fo:color="#000000" fo:font-style="normal" fo:font-weight="normal" officeooo:rsid="001ea456" style:font-style-asian="normal" style:font-weight-asian="normal" style:font-style-complex="normal" style:font-weight-complex="normal"/>
    </style:style>
    <style:style style:name="T14" style:family="text">
      <style:text-properties fo:color="#000000" fo:font-style="normal" fo:font-weight="normal" officeooo:rsid="00201a0e" style:font-style-asian="normal" style:font-weight-asian="normal" style:font-style-complex="normal" style:font-weight-complex="normal"/>
    </style:style>
    <style:style style:name="T15" style:family="text">
      <style:text-properties fo:color="#000000" fo:font-style="normal" fo:font-weight="normal" officeooo:rsid="002052ac" style:font-style-asian="normal" style:font-weight-asian="normal" style:font-style-complex="normal" style:font-weight-complex="normal"/>
    </style:style>
    <style:style style:name="T16" style:family="text">
      <style:text-properties fo:color="#000000" fo:font-style="normal" fo:font-weight="normal" officeooo:rsid="0020fe22" style:font-style-asian="normal" style:font-weight-asian="normal" style:font-style-complex="normal" style:font-weight-complex="normal"/>
    </style:style>
    <style:style style:name="T17" style:family="text">
      <style:text-properties fo:color="#000000" fo:font-style="normal" fo:font-weight="normal" officeooo:rsid="0021b985" style:font-style-asian="normal" style:font-weight-asian="normal" style:font-style-complex="normal" style:font-weight-complex="normal"/>
    </style:style>
    <style:style style:name="T18" style:family="text">
      <style:text-properties fo:color="#000000" fo:font-style="normal" fo:font-weight="normal" officeooo:rsid="002300ad" style:font-style-asian="normal" style:font-weight-asian="normal" style:font-style-complex="normal" style:font-weight-complex="normal"/>
    </style:style>
    <style:style style:name="T19" style:family="text">
      <style:text-properties fo:color="#000000" fo:font-style="normal" fo:font-weight="normal" officeooo:rsid="0024bfb5" style:font-style-asian="normal" style:font-weight-asian="normal" style:font-style-complex="normal" style:font-weight-complex="normal"/>
    </style:style>
    <style:style style:name="T20" style:family="text">
      <style:text-properties fo:color="#000000" fo:font-style="normal" fo:font-weight="normal" officeooo:rsid="002644bf" style:font-style-asian="normal" style:font-weight-asian="normal" style:font-style-complex="normal" style:font-weight-complex="normal"/>
    </style:style>
    <style:style style:name="T21" style:family="text">
      <style:text-properties fo:color="#000000" fo:font-style="normal" fo:font-weight="normal" officeooo:rsid="002819ff" style:font-style-asian="normal" style:font-weight-asian="normal" style:font-style-complex="normal" style:font-weight-complex="normal"/>
    </style:style>
    <style:style style:name="T22" style:family="text">
      <style:text-properties fo:color="#000000" fo:font-style="normal" fo:font-weight="normal" officeooo:rsid="00292304" style:font-style-asian="normal" style:font-weight-asian="normal" style:font-style-complex="normal" style:font-weight-complex="normal"/>
    </style:style>
    <style:style style:name="T23" style:family="text">
      <style:text-properties officeooo:rsid="001a82ff"/>
    </style:style>
    <style:style style:name="T24" style:family="text">
      <style:text-properties fo:color="#c9211e" fo:font-style="normal" fo:font-weight="normal" officeooo:rsid="002819ff"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2">S</text:span><text:span text:style-name="T1">ignificance of agricultural moderators</text:span></text:p>
      <text:p text:style-name="P10"><text:span text:style-name="T16">Agricultural moderators hold influence over the response of microbial properties to intensity treatment. Soil type was found to have a significant role in the response of soil microbial abundance and diversity in all treatments except conservation, </text:span><text:span text:style-name="T17">however upon inspection this was due to the data-set being too small for a moderator to be applied to the mixed effects model for this treatment</text:span><text:span text:style-name="T16">. </text:span><text:span text:style-name="T17">Interestingly, results showed consistent significant effects for groups in all treatments except the intermediate treatment. No significant difference between soil types were observed for total community in non-conventional systems, however, loess chernozem appeared to have the largest response ratio </text:span><text:span text:style-name="T18">while stagnic </text:span><text:span text:style-name="T19">luvisol had the smallest</text:span><text:span text:style-name="T17">. </text:span><text:span text:style-name="T18">This could partially be explained by </text:span><text:span text:style-name="T19">stagnic luvisol</text:span><text:span text:style-name="T18"> </text:span><text:span text:style-name="T19">and loess chernozem </text:span><text:span text:style-name="T18">being the soil type in </text:span><text:span text:style-name="T19">54%</text:span><text:span text:style-name="T18"> </text:span><text:span text:style-name="T19">and 27% </text:span><text:span text:style-name="T18">of the studies in this meta-analysis, </text:span><text:span text:style-name="T19">respectively</text:span><text:span text:style-name="T18">.</text:span><text:span text:style-name="T20"> A small response ratio in stagnic luvisols may be attributed to luvisols being highly fertile and often used in agr</text:span><text:span text:style-name="T21">ic</text:span><text:span text:style-name="T20">ulture, therefore moving to organic practices has smaller effects on already productive soils? </text:span><text:span text:style-name="T24">Do some research here about the effect of different soil type and agriculture. </text:span><text:span text:style-name="T21">In general, soil type does seem to have some effect on the response of soil microbial and abundance to different intensity cropping treatments, in particular loess chernozem. However, our results could be skewed due to the lack of data, in 69% of the studies in this meta-analysis did not provide soil type data. </text:span><text:span text:style-name="T22">If more time was available an interesting moderator to investigate would be soil sampling time. In many of the studies included in this analysis, crop rotation and cover cropping were used in the non-conventional treatments. It is known that both of these processes has significant effects on soil microbial properties, therefore at which point in these processes that sampling occurred could be having a major effect on our results. For example, if sampling occurs during the cover crop phase, we might expect larger response ratios. Future research should take timing bias into account when assessing the effects of intensity treatment on the soil microbiome as they are time dependent. </text:span></text:p>
      <text:p text:style-name="P5"><text:span text:style-name="T2"/></text:p>
      <text:p text:style-name="P5"><text:span text:style-name="T2">Data-set</text:span><text:span text:style-name="T1"> and limitations</text:span></text:p>
      <text:p text:style-name="P8"><text:span text:style-name="T2">Ultimately, meta-analyses will fall </text:span><text:span text:style-name="T3">victim</text:span><text:span text:style-name="T2"> to the methodological limitations of the primary studies that they are composed of. </text:span><text:span text:style-name="T3">M</text:span><text:span text:style-name="T2">icrobial parameters such as abundance, that are optimised and quantified under laboratory conditions,</text:span><text:span text:style-name="T3"> risk overestimating true counts </text:span><text:span text:style-name="T6">in vivo</text:span><text:span text:style-name="T3">, this is specifically true of metrics such as colony forming units (CFU). </text:span><text:span text:style-name="T4">A meta-analysis can only be as strong as its </text:span><text:span text:style-name="T5">literature review and screening process. Small datasets have the ability of lending validity to incorrect conclusions, and as such, both significant and insignificant results from small datasets should be accepted with caution. </text:span><text:span text:style-name="T4">P</text:span><text:span text:style-name="T3">otential publication bias should be </text:span><text:span text:style-name="T10">kept in mind</text:span><text:span text:style-name="T5"> </text:span><text:span text:style-name="T3">when conducting a meta-analysis; </text:span><text:span text:style-name="T4">the ‘file drawer effect’ introduces bias when non-significant findings are published less often in the literature. </text:span><text:span text:style-name="T8">Funnel plot asymmetry is a common way of testing for publication bias, however ,in the case of small datasets, is significantly underpowered.</text:span><text:span text:style-name="T4"> </text:span><text:span text:style-name="T8">The c</text:span><text:span text:style-name="T5">onservation soil microbial diversity and abundance </text:span><text:span text:style-name="T8">datasets </text:span><text:span text:style-name="T5">w</text:span><text:span text:style-name="T8">ere</text:span><text:span text:style-name="T5"> hugely limited by the</text:span><text:span text:style-name="T8">ir size</text:span><text:span text:style-name="T5">, although funnel plots testing for publication bias detected no asymmetry. </text:span><text:span text:style-name="T8">The notable absence of conservation agricultural system data may be explained by the lack of reduced or no-tillage</text:span><text:span text:style-name="T5"> </text:span><text:span text:style-name="T8">farming practices in Europe, while this also highlights a potential area for future growth. </text:span><text:span text:style-name="T7">All </text:span><text:span text:style-name="T8">further </text:span><text:span text:style-name="T7">parameters </text:span><text:span text:style-name="T9">and treatments </text:span><text:span text:style-name="T7">were tested for publication bias, and when none was found, included in further analysis. </text:span><text:span text:style-name="T4">The risk of publication bias is significantly higher in meta-analyses comprised of older research. Therefore, as this review exclusively analysed studies from within the last decade, bias should be limited and concerns over underpowered tests for publication bias disregarded. </text:span><text:span text:style-name="T9">Going forward, meta-analyses will gain strength as our knowledge and understanding of appropriate methodologies evolve, and our conclusions regarding the future of agricultural systems will be more robust.</text:span></text:p>
      <text:p text:style-name="P8"><text:span text:style-name="T9"/></text:p>
      <text:p text:style-name="P6"><text:span text:style-name="T9">C</text:span><text:span text:style-name="T1">onsequences for agricultural sustainability</text:span></text:p>
      <text:p text:style-name="P9"><text:span text:style-name="T11">Conventional systems are defined by their harmful, synthetic inputs, </text:span><text:span text:style-name="T12">depletion of SOC, and evidently, significant losses in soil biodiversity. Additionally, they have the ability to transform the ecosystem </text:span><text:soft-page-break/><text:span text:style-name="T12">from a carbon sink to a carbon source, emitting greenhouse gases such as CO2 and SO4, which is proven to accelerate global climate change. In order to ameliorate </text:span><text:span text:style-name="T13">agricu</text:span><text:span text:style-name="T14">l</text:span><text:span text:style-name="T13">tural-mediated global warming, the conventional systems that global food security is so dependent on must be reduced or replaced with less intensive alternatives. Arguably, we need to move away from the idea that a total switch from intensive to no-input, no-tillage, conservation agriculture is the solution, as this is not realistic in terms of yield, and also not completely necessary. Agriculture is always evolving as new technologies and practices are being developed, some even say there is no such thing as co</text:span><text:span text:style-name="T14">n</text:span><text:span text:style-name="T13">ventional agriculture. Instead, </text:span><text:span text:style-name="T14">specif</text:span><text:span text:style-name="T15">i</text:span><text:span text:style-name="T14">c non-conventional practices should be adopted and integrated into conventional systems to relieve the pressure on the environment while also attaining high enough yields to achieve global food security. Such practices could involve switching from synthetic nitrogen fertilisers to organic manures, slurries or residues. </text:span><text:span text:style-name="T15">Encouragement of non-synthetic inputs would result in the restoration of SOC, and possibly the reversal of soil degradation, which would allow for agricultural intensification in a sustainable way. With the integration of a combination approach such as this, global food demand may be achieved while simultaneously reversing climate change and reducing the insatiable exploitation of our planets finite resources. </text:span></text:p>
      <text:p text:style-name="P3"/>
      <text:p text:style-name="P1"/>
      <text:p text:style-name="P1"/>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0T22:37:41.021517995</meta:creation-date>
    <dc:date>2022-08-21T14:43:50.093764262</dc:date>
    <meta:editing-duration>PT30M48S</meta:editing-duration>
    <meta:editing-cycles>7</meta:editing-cycles>
    <meta:generator>LibreOffice/6.4.7.2$Linux_X86_64 LibreOffice_project/40$Build-2</meta:generator>
    <meta:document-statistic meta:table-count="0" meta:image-count="0" meta:object-count="0" meta:page-count="2" meta:paragraph-count="6" meta:word-count="876" meta:character-count="5911" meta:non-whitespace-character-count="5039"/>
  </office:meta>
</office:document-meta>
</file>